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/>
    </style:style>
    <style:style style:name="gr3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align="start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0.5cm" svg:height="18cm" svg:x="10.5cm" svg:y="27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13.5cm" svg:y="32.47cm">
          <text:p text:style-name="P1">RateControlledFileRead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9.5cm" svg:height="6.53cm" svg:x="27cm" svg:y="32.47cm">
          <text:p text:style-name="P1">SimpleXML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" draw:layer="layout" svg:width="2.5cm" svg:height="1cm" svg:x="20.5cm" svg:y="33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2.5cm" svg:height="1cm" svg:x="20.5cm" svg:y="37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7" draw:layer="layout" svg:width="2.5cm" svg:height="1cm" svg:x="34.5cm" svg:y="33.47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" draw:layer="layout" svg:width="2.5cm" svg:height="1cm" svg:x="34.5cm" svg:y="37.47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2.5cm" svg:height="1cm" svg:x="26.5cm" svg:y="33.4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2.5cm" svg:height="1cm" svg:x="26.5cm" svg:y="37.4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23cm" svg:y1="33.97cm" svg:x2="26.5cm" svg:y2="33.97cm" draw:start-shape="id1" draw:start-glue-point="1" draw:end-shape="id2" draw:end-glue-point="3">
          <text:p/>
        </draw:connector>
        <draw:connector draw:style-name="gr2" draw:text-style-name="P2" draw:layer="layout" draw:type="curve" svg:x1="23cm" svg:y1="37.97cm" svg:x2="26.5cm" svg:y2="37.97cm" draw:start-shape="id3" draw:start-glue-point="1" draw:end-shape="id4" draw:end-glue-point="3">
          <text:p/>
        </draw:connector>
        <draw:custom-shape draw:style-name="gr1" draw:text-style-name="P2" draw:id="id8" draw:layer="layout" svg:width="2.5cm" svg:height="1cm" svg:x="35.5cm" svg:y="30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6" draw:layer="layout" svg:width="2.5cm" svg:height="1cm" svg:x="35.5cm" svg:y="41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35.75cm" svg:y1="38.47cm" svg:x2="35.5cm" svg:y2="41.5cm" draw:start-shape="id5" draw:start-glue-point="2" draw:end-shape="id6" draw:end-glue-point="3">
          <text:p/>
        </draw:connector>
        <draw:connector draw:style-name="gr2" draw:text-style-name="P2" draw:layer="layout" draw:type="curve" svg:x1="35.75cm" svg:y1="33.47cm" svg:x2="35.5cm" svg:y2="31cm" draw:start-shape="id7" draw:start-glue-point="0" draw:end-shape="id8" draw:end-glue-point="3">
          <text:p/>
        </draw:connector>
        <draw:custom-shape draw:style-name="gr1" draw:text-style-name="P2" draw:layer="layout" svg:width="9.5cm" svg:height="8.5cm" svg:x="51cm" svg:y="31.5cm">
          <text:p text:style-name="P1">Config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0" draw:layer="layout" svg:width="2.5cm" svg:height="1cm" svg:x="50.5cm" svg:y="33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9" draw:layer="layout" svg:width="2.5cm" svg:height="1cm" svg:x="50.5cm" svg:y="3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5" draw:layer="layout" svg:width="4.5cm" svg:height="1cm" svg:x="57.5cm" svg:y="36.5cm">
          <text:p text:style-name="P1">feeds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7" draw:layer="layout" svg:width="4.5cm" svg:height="1cm" svg:x="57.5cm" svg:y="33.5cm">
          <text:p text:style-name="P1">config-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4.5cm" svg:height="34.5cm" svg:x="69cm" svg:y="35.5cm">
          <text:p text:style-name="P1">FeedParserFactory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id="id42" draw:layer="layout" svg:width="2.5cm" svg:height="1cm" svg:x="74.5cm" svg:y="41cm">
          <text:p text:style-name="P1">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2" draw:layer="layout" svg:width="2.5cm" svg:height="1cm" svg:x="72cm" svg:y="46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1" draw:layer="layout" svg:width="2.5cm" svg:height="1cm" svg:x="57.5cm" svg:y="32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3" draw:layer="layout" svg:width="2.5cm" svg:height="1cm" svg:x="105cm" svg:y="41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5" draw:layer="layout" svg:width="2.5cm" svg:height="1cm" svg:x="107.5cm" svg:y="4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1.5cm" svg:height="21.5cm" svg:x="75cm" svg:y="46.5cm">
          <text:p text:style-name="P1">pipeline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4" draw:layer="layout" svg:width="7.5cm" svg:height="5.5cm" svg:x="77cm" svg:y="54.5cm">
          <text:p text:style-name="P1">OneSho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86.5cm" svg:y="54.5cm">
          <text:p text:style-name="P1">SimpleHTTPClient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7.5cm" svg:height="5.5cm" svg:x="95cm" svg:y="54.5cm">
          <text:p text:style-name="P1">FeedParser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10" draw:layer="layout" svg:width="2.5cm" svg:height="1cm" svg:x="86.5cm" svg:y="5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2.5cm" svg:height="1cm" svg:x="82cm" svg:y="5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1" draw:layer="layout" svg:width="2.5cm" svg:height="1cm" svg:x="91.5cm" svg:y="5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2" draw:layer="layout" svg:width="2.5cm" svg:height="1cm" svg:x="95.5cm" svg:y="5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9" draw:layer="layout" svg:width="2.5cm" svg:height="1cm" svg:x="99.5cm" svg:y="5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7" draw:layer="layout" svg:width="2.5cm" svg:height="1cm" svg:x="99.5cm" svg:y="58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6" draw:layer="layout" svg:width="2.5cm" svg:height="1cm" svg:x="95.5cm" svg:y="58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5" draw:layer="layout" svg:width="2.5cm" svg:height="1cm" svg:x="91.5cm" svg:y="58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4" draw:layer="layout" svg:width="2.5cm" svg:height="1cm" svg:x="86.5cm" svg:y="58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3" draw:layer="layout" svg:width="2.5cm" svg:height="1cm" svg:x="82cm" svg:y="58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84.5cm" svg:y1="55.5cm" svg:x2="86.5cm" svg:y2="55.5cm" draw:start-shape="id9" draw:start-glue-point="1" draw:end-shape="id10" draw:end-glue-point="3">
          <text:p/>
        </draw:connector>
        <draw:connector draw:style-name="gr2" draw:text-style-name="P2" draw:layer="layout" draw:type="curve" svg:x1="94cm" svg:y1="55.5cm" svg:x2="95.5cm" svg:y2="55.5cm" draw:start-shape="id11" draw:start-glue-point="1" draw:end-shape="id12" draw:end-glue-point="3">
          <text:p/>
        </draw:connector>
        <draw:connector draw:style-name="gr2" draw:text-style-name="P2" draw:layer="layout" draw:type="curve" svg:x1="84.5cm" svg:y1="59cm" svg:x2="86.5cm" svg:y2="59cm" draw:start-shape="id13" draw:start-glue-point="1" draw:end-shape="id14" draw:end-glue-point="3">
          <text:p/>
        </draw:connector>
        <draw:connector draw:style-name="gr2" draw:text-style-name="P2" draw:layer="layout" draw:type="curve" svg:x1="94cm" svg:y1="59cm" svg:x2="95.5cm" svg:y2="59cm" draw:start-shape="id15" draw:start-glue-point="1" draw:end-shape="id16" draw:end-glue-point="3">
          <text:p/>
        </draw:connector>
        <draw:custom-shape draw:style-name="gr1" draw:text-style-name="P2" draw:id="id20" draw:layer="layout" svg:width="2.5cm" svg:height="1cm" svg:x="100.5cm" svg:y="50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8" draw:layer="layout" svg:width="2.5cm" svg:height="1cm" svg:x="100.5cm" svg:y="63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02cm" svg:y1="59cm" svg:x2="100.5cm" svg:y2="64cm" draw:start-shape="id17" draw:start-glue-point="1" draw:end-shape="id18" draw:end-glue-point="3">
          <text:p/>
        </draw:connector>
        <draw:connector draw:style-name="gr2" draw:text-style-name="P2" draw:layer="layout" draw:type="curve" svg:x1="102cm" svg:y1="55.5cm" svg:x2="100.5cm" svg:y2="51cm" draw:start-shape="id19" draw:start-glue-point="1" draw:end-shape="id20" draw:end-glue-point="3">
          <text:p/>
        </draw:connector>
        <draw:custom-shape draw:style-name="gr1" draw:text-style-name="P1" draw:layer="layout" svg:width="9.5cm" svg:height="8.5cm" svg:x="118cm" svg:y="31.5cm">
          <text:p text:style-name="P1">FeedSor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44" draw:layer="layout" svg:width="2.5cm" svg:height="1cm" svg:x="118cm" svg:y="33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6" draw:layer="layout" svg:width="2.5cm" svg:height="1cm" svg:x="117.5cm" svg:y="37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24.5cm" svg:y="3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7" draw:layer="layout" svg:width="2.5cm" svg:height="1cm" svg:x="125cm" svg:y="37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1" draw:layer="layout" svg:width="4.5cm" svg:height="1cm" svg:x="71cm" svg:y="60cm">
          <text:p text:style-name="P1">_parsed-fe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draw:line-skew="6.812cm" svg:x1="101.75cm" svg:y1="64.5cm" svg:x2="71cm" svg:y2="60.5cm" draw:start-shape="id18" draw:start-glue-point="2" draw:end-shape="id21" draw:end-glue-point="3">
          <text:p/>
        </draw:connector>
        <draw:custom-shape draw:style-name="gr1" draw:text-style-name="P2" draw:id="id23" draw:layer="layout" svg:width="4.5cm" svg:height="2cm" svg:x="72.5cm" svg:y="50cm">
          <text:p text:style-name="P1">&lt;&lt;CREATE&gt;&gt;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74.5cm" svg:y1="46.5cm" svg:x2="74.75cm" svg:y2="50cm" draw:start-shape="id22" draw:start-glue-point="1" draw:end-shape="id23" draw:end-glue-point="0">
          <text:p/>
        </draw:connector>
        <draw:connector draw:style-name="gr2" draw:text-style-name="P2" draw:layer="layout" draw:type="curve" svg:x1="74.75cm" svg:y1="52cm" svg:x2="80.749cm" svg:y2="54.5cm" draw:start-shape="id23" draw:start-glue-point="2" draw:end-shape="id24" draw:end-glue-point="4">
          <text:p/>
        </draw:connector>
        <draw:connector draw:style-name="gr2" draw:text-style-name="P2" draw:layer="layout" draw:type="curve" svg:x1="110cm" svg:y1="45.5cm" svg:x2="117.5cm" svg:y2="37.5cm" draw:start-shape="id25" draw:start-glue-point="1" draw:end-shape="id26" draw:end-glue-point="3">
          <text:p/>
        </draw:connector>
        <draw:custom-shape draw:style-name="gr1" draw:text-style-name="P1" draw:layer="layout" svg:width="9.5cm" svg:height="8.5cm" svg:x="133.5cm" svg:y="31.5cm">
          <text:p text:style-name="P1">Backplane</text:p>
          <text:p text:style-name="P1">“KAMPLANET_FEED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28" draw:layer="layout" svg:width="2.5cm" svg:height="1cm" svg:x="133.5cm" svg:y="37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2" draw:layer="layout" svg:width="2.5cm" svg:height="1cm" svg:x="140.5cm" svg:y="37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33.5cm" svg:y="33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40.5cm" svg:y="33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27.5cm" svg:y1="38cm" svg:x2="133.5cm" svg:y2="38cm" draw:start-shape="id27" draw:start-glue-point="1" draw:end-shape="id28" draw:end-glue-point="3">
          <text:p/>
        </draw:connector>
        <draw:custom-shape draw:style-name="gr1" draw:text-style-name="P1" draw:layer="layout" svg:width="9.5cm" svg:height="8.5cm" svg:x="133cm" svg:y="14cm">
          <text:p text:style-name="P1">Backplane</text:p>
          <text:p text:style-name="P1">“KAMPLANET_CONFIG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8" draw:layer="layout" svg:width="2.5cm" svg:height="1cm" svg:x="133cm" svg:y="20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9" draw:layer="layout" svg:width="2.5cm" svg:height="1cm" svg:x="140cm" svg:y="20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33cm" svg:y="15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40cm" svg:y="15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cm" svg:height="9.394cm" svg:x="153cm" svg:y="23.5cm">
          <text:p text:style-name="P1">Feed2x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52.5cm" svg:y="26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7" draw:layer="layout" svg:width="2.5cm" svg:height="1cm" svg:x="161cm" svg:y="29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53.5cm" svg:y="24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5" draw:layer="layout" svg:width="2.5cm" svg:height="1cm" svg:x="160.5cm" svg:y="2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617cm" svg:height="9.5cm" svg:x="153.5cm" svg:y="36cm">
          <text:p text:style-name="P1">Feed2html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1" draw:layer="layout" svg:width="2.5cm" svg:height="1cm" svg:x="153cm" svg:y="38.5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1" draw:layer="layout" svg:width="2.5cm" svg:height="1cm" svg:x="161.5cm" svg:y="42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54cm" svg:y="37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9" draw:layer="layout" svg:width="2.5cm" svg:height="1cm" svg:x="161.5cm" svg:y="37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3" draw:layer="layout" svg:width="4cm" svg:height="1cm" svg:x="152.5cm" svg:y="41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1" draw:layer="layout" svg:width="4cm" svg:height="1cm" svg:x="153cm" svg:y="42.5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4" draw:layer="layout" svg:width="4cm" svg:height="1cm" svg:x="151.5cm" svg:y="28.5cm">
          <text:p text:style-name="P1">feed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0" draw:layer="layout" svg:width="4cm" svg:height="1cm" svg:x="152cm" svg:y="30cm">
          <text:p text:style-name="P1">config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type="curve" svg:x1="142.5cm" svg:y1="20.5cm" svg:x2="152cm" svg:y2="30.5cm" draw:start-shape="id29" draw:start-glue-point="1" draw:end-shape="id30" draw:end-glue-point="3">
          <text:p/>
        </draw:connector>
        <draw:connector draw:style-name="gr2" draw:text-style-name="P2" draw:layer="layout" draw:type="curve" svg:x1="142.5cm" svg:y1="20.5cm" svg:x2="153cm" svg:y2="43cm" draw:start-shape="id29" draw:start-glue-point="1" draw:end-shape="id31" draw:end-glue-point="3">
          <text:p/>
        </draw:connector>
        <draw:connector draw:style-name="gr2" draw:text-style-name="P2" draw:layer="layout" draw:type="curve" svg:x1="143cm" svg:y1="38cm" svg:x2="152.5cm" svg:y2="41.5cm" draw:start-shape="id32" draw:start-glue-point="1" draw:end-shape="id33" draw:end-glue-point="3">
          <text:p/>
        </draw:connector>
        <draw:connector draw:style-name="gr2" draw:text-style-name="P2" draw:layer="layout" draw:type="curve" svg:x1="143cm" svg:y1="38cm" svg:x2="151.5cm" svg:y2="29cm" draw:start-shape="id32" draw:start-glue-point="1" draw:end-shape="id34" draw:end-glue-point="3">
          <text:p/>
        </draw:connector>
        <draw:connector draw:style-name="gr2" draw:text-style-name="P2" draw:layer="layout" draw:type="curve" svg:x1="62cm" svg:y1="37cm" svg:x2="85cm" svg:y2="19cm" draw:start-shape="id35" draw:start-glue-point="1" draw:end-shape="id36" draw:end-glue-point="3">
          <text:p/>
        </draw:connector>
        <draw:connector draw:style-name="gr2" draw:text-style-name="P2" draw:layer="layout" draw:type="curve" svg:x1="62cm" svg:y1="34cm" svg:x2="133cm" svg:y2="20.5cm" draw:start-shape="id37" draw:start-glue-point="1" draw:end-shape="id38" draw:end-glue-point="3">
          <text:p/>
        </draw:connector>
        <draw:connector draw:style-name="gr2" draw:text-style-name="P2" draw:layer="layout" draw:type="curve" svg:x1="38cm" svg:y1="41.5cm" svg:x2="50.5cm" svg:y2="37.5cm" draw:start-shape="id6" draw:start-glue-point="1" draw:end-shape="id39" draw:end-glue-point="3">
          <text:p/>
        </draw:connector>
        <draw:connector draw:style-name="gr2" draw:text-style-name="P2" draw:layer="layout" draw:type="curve" svg:x1="38cm" svg:y1="31cm" svg:x2="50.5cm" svg:y2="34cm" draw:start-shape="id8" draw:start-glue-point="1" draw:end-shape="id40" draw:end-glue-point="3">
          <text:p/>
        </draw:connector>
        <draw:custom-shape draw:style-name="gr3" draw:text-style-name="P2" draw:layer="layout" svg:width="23.5cm" svg:height="12.5cm" svg:x="165.5cm" svg:y="7.5cm">
          <text:p text:style-name="P3">TODO:</text:p>
          <text:p text:style-name="P3">* Signal handling</text:p>
          <text:p text:style-name="P3">The problem is that PublishTo objects don't propagate </text:p>
          <text:p text:style-name="P3">their signal control, so how can I link a signal outbox to </text:p>
          <text:p text:style-name="P3">multiple control inboxes?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4" draw:text-style-name="P2" draw:layer="layout" draw:type="curve" svg:x1="60cm" svg:y1="32.5cm" svg:x2="74.5cm" svg:y2="41.5cm" draw:start-shape="id41" draw:start-glue-point="1" draw:end-shape="id42" draw:end-glue-point="3">
          <text:p/>
        </draw:connector>
        <draw:connector draw:style-name="gr4" draw:text-style-name="P2" draw:layer="layout" draw:type="curve" svg:x1="107.5cm" svg:y1="41.5cm" svg:x2="118cm" svg:y2="33.5cm" draw:start-shape="id43" draw:start-glue-point="1" draw:end-shape="id44" draw:end-glue-point="3">
          <text:p/>
        </draw:connector>
        <draw:custom-shape draw:style-name="gr1" draw:text-style-name="P1" draw:layer="layout" svg:width="9.5cm" svg:height="8.5cm" svg:x="167.5cm" svg:y="23.5cm"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74.5cm" svg:y="29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6" draw:layer="layout" svg:width="2.5cm" svg:height="1cm" svg:x="167.5cm" svg:y="2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74.5cm" svg:y="2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8" draw:layer="layout" svg:width="2.5cm" svg:height="1cm" svg:x="167.5cm" svg:y="29.5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63cm" svg:y1="25.5cm" svg:x2="167.5cm" svg:y2="25.5cm" draw:start-shape="id45" draw:start-glue-point="1" draw:end-shape="id46" draw:end-glue-point="3">
          <text:p/>
        </draw:connector>
        <draw:connector draw:style-name="gr4" draw:text-style-name="P2" draw:layer="layout" draw:type="curve" svg:x1="163.5cm" svg:y1="30cm" svg:x2="167.5cm" svg:y2="30cm" draw:start-shape="id47" draw:start-glue-point="1" draw:end-shape="id48" draw:end-glue-point="3">
          <text:p/>
        </draw:connector>
        <draw:custom-shape draw:style-name="gr1" draw:text-style-name="P1" draw:layer="layout" svg:width="9.5cm" svg:height="8.5cm" svg:x="168cm" svg:y="36cm">
          <text:p text:style-name="P1">SimpleFileWriter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layer="layout" svg:width="2.5cm" svg:height="1cm" svg:x="175cm" svg:y="42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0" draw:layer="layout" svg:width="2.5cm" svg:height="1cm" svg:x="168cm" svg:y="37.5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175cm" svg:y="37.5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2" draw:layer="layout" svg:width="2.5cm" svg:height="1cm" svg:x="168cm" svg:y="42cm">
          <text:p text:style-name="P1">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164cm" svg:y1="38cm" svg:x2="168cm" svg:y2="38cm" draw:start-shape="id49" draw:start-glue-point="1" draw:end-shape="id50" draw:end-glue-point="3">
          <text:p/>
        </draw:connector>
        <draw:connector draw:style-name="gr4" draw:text-style-name="P2" draw:layer="layout" draw:type="curve" svg:x1="164cm" svg:y1="42.5cm" svg:x2="168cm" svg:y2="42.5cm" draw:start-shape="id51" draw:start-glue-point="1" draw:end-shape="id52" draw:end-glue-point="3">
          <text:p/>
        </draw:connector>
        <draw:custom-shape draw:style-name="gr1" draw:text-style-name="P1" draw:layer="layout" svg:width="9.5cm" svg:height="8.5cm" svg:x="85cm" svg:y="12.5cm">
          <text:p text:style-name="P1">Backplane</text:p>
          <text:p text:style-name="P1">“KAMPLANET_CHANNELS”</text:p>
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" draw:text-style-name="P2" draw:id="id36" draw:layer="layout" svg:width="2.5cm" svg:height="1cm" svg:x="85cm" svg:y="18.5cm">
          <text:p text:style-name="P1">in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53" draw:layer="layout" svg:width="2.5cm" svg:height="1cm" svg:x="92cm" svg:y="18.5cm">
          <text:p text:style-name="P1">outbo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85cm" svg:y="14cm">
          <text:p text:style-name="P1">contro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1cm" svg:x="92cm" svg:y="14cm">
          <text:p text:style-name="P1">signa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draw:line-skew="0cm -3.251cm -3.375cm" svg:x1="94.5cm" svg:y1="19cm" svg:x2="72cm" svg:y2="46.5cm" draw:start-shape="id53" draw:start-glue-point="1" draw:end-shape="id22" draw:end-glue-point="3">
          <text:p/>
        </draw:connector>
        <draw:custom-shape draw:style-name="gr1" draw:text-style-name="P1" draw:id="id54" draw:layer="layout" svg:width="4.5cm" svg:height="1cm" svg:x="152cm" svg:y="31.5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5" draw:layer="layout" svg:width="4.5cm" svg:height="1cm" svg:x="153cm" svg:y="44cm">
          <text:p text:style-name="P1">channels-inbox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draw:type="curve" svg:x1="94.5cm" svg:y1="19cm" svg:x2="152cm" svg:y2="32cm" draw:start-shape="id53" draw:start-glue-point="1" draw:end-shape="id54" draw:end-glue-point="3">
          <text:p/>
        </draw:connector>
        <draw:connector draw:style-name="gr4" draw:text-style-name="P2" draw:layer="layout" draw:type="curve" draw:line-skew="3.249cm" svg:x1="94.5cm" svg:y1="19cm" svg:x2="153cm" svg:y2="44.5cm" draw:start-shape="id53" draw:start-glue-point="1" draw:end-shape="id55" draw:end-glue-point="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initial-creator>Pablo Orduña</meta:initial-creator>
    <meta:creation-date>2008-05-20T00:57:27</meta:creation-date>
    <dc:creator>Pablo Orduña</dc:creator>
    <dc:date>2008-05-21T02:08:24</dc:date>
    <meta:editing-cycles>10</meta:editing-cycles>
    <meta:editing-duration>PT3H49M54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